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reakIteratorRules_th.getCont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reakIteratorRules_th.BreakIteratorRules_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